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75b2" officeooo:paragraph-rsid="000f75b2"/>
    </style:style>
    <style:style style:name="P2" style:family="paragraph" style:parent-style-name="Standard">
      <style:text-properties officeooo:rsid="000f75b2" officeooo:paragraph-rsid="001011de"/>
    </style:style>
    <style:style style:name="P3" style:family="paragraph" style:parent-style-name="Standard">
      <style:text-properties officeooo:paragraph-rsid="00128bac"/>
    </style:style>
    <style:style style:name="P4" style:family="paragraph" style:parent-style-name="Standard">
      <style:text-properties officeooo:rsid="0012fdf9" officeooo:paragraph-rsid="0012fdf9"/>
    </style:style>
    <style:style style:name="P5" style:family="paragraph" style:parent-style-name="Standard">
      <style:text-properties officeooo:paragraph-rsid="0013b28f"/>
    </style:style>
    <style:style style:name="P6" style:family="paragraph" style:parent-style-name="Standard">
      <style:text-properties officeooo:rsid="0014d6bc" officeooo:paragraph-rsid="0014d6bc"/>
    </style:style>
    <style:style style:name="P7" style:family="paragraph" style:parent-style-name="Standard">
      <style:text-properties officeooo:rsid="0014d6bc" officeooo:paragraph-rsid="0015410d"/>
    </style:style>
    <style:style style:name="P8" style:family="paragraph" style:parent-style-name="Standard">
      <style:text-properties officeooo:rsid="0015410d" officeooo:paragraph-rsid="0015410d"/>
    </style:style>
    <style:style style:name="P9" style:family="paragraph" style:parent-style-name="Standard">
      <style:text-properties officeooo:rsid="001687d6" officeooo:paragraph-rsid="001687d6"/>
    </style:style>
    <style:style style:name="P10" style:family="paragraph" style:parent-style-name="Standard">
      <style:text-properties officeooo:rsid="00181781" officeooo:paragraph-rsid="00181781"/>
    </style:style>
    <style:style style:name="P11" style:family="paragraph" style:parent-style-name="Standard">
      <style:text-properties officeooo:paragraph-rsid="00196550"/>
    </style:style>
    <style:style style:name="P12" style:family="paragraph" style:parent-style-name="Standard">
      <style:text-properties officeooo:rsid="001c680c" officeooo:paragraph-rsid="001c680c"/>
    </style:style>
    <style:style style:name="P13" style:family="paragraph" style:parent-style-name="Standard">
      <style:text-properties officeooo:rsid="001cb7e0" officeooo:paragraph-rsid="001cb7e0"/>
    </style:style>
    <style:style style:name="P14" style:family="paragraph" style:parent-style-name="Standard">
      <style:text-properties officeooo:rsid="001d957e" officeooo:paragraph-rsid="001d957e"/>
    </style:style>
    <style:style style:name="T1" style:family="text">
      <style:text-properties officeooo:rsid="001011de"/>
    </style:style>
    <style:style style:name="T2" style:family="text">
      <style:text-properties style:text-position="super 58%" officeooo:rsid="001011de"/>
    </style:style>
    <style:style style:name="T3" style:family="text">
      <style:text-properties officeooo:rsid="00116193"/>
    </style:style>
    <style:style style:name="T4" style:family="text">
      <style:text-properties officeooo:rsid="00128bac"/>
    </style:style>
    <style:style style:name="T5" style:family="text">
      <style:text-properties officeooo:rsid="0013b28f"/>
    </style:style>
    <style:style style:name="T6" style:family="text">
      <style:text-properties officeooo:rsid="0014d6bc"/>
    </style:style>
    <style:style style:name="T7" style:family="text">
      <style:text-properties officeooo:rsid="0015410d"/>
    </style:style>
    <style:style style:name="T8" style:family="text">
      <style:text-properties fo:font-weight="bold" style:font-weight-asian="bold" style:font-weight-complex="bold"/>
    </style:style>
    <style:style style:name="T9" style:family="text">
      <style:text-properties officeooo:rsid="001687d6"/>
    </style:style>
    <style:style style:name="T10" style:family="text">
      <style:text-properties officeooo:rsid="0017d1be"/>
    </style:style>
    <style:style style:name="T11" style:family="text">
      <style:text-properties officeooo:rsid="00181781"/>
    </style:style>
    <style:style style:name="T12" style:family="text">
      <style:text-properties officeooo:rsid="00196550"/>
    </style:style>
    <style:style style:name="T13" style:family="text">
      <style:text-properties officeooo:rsid="0019f1b0"/>
    </style:style>
    <style:style style:name="T14" style:family="text">
      <style:text-properties officeooo:rsid="001b014e"/>
    </style:style>
    <style:style style:name="T15" style:family="text">
      <style:text-properties officeooo:rsid="001c680c"/>
    </style:style>
    <style:style style:name="T16" style:family="text">
      <style:text-properties officeooo:rsid="001d95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63"/>BMW E30 </text:p>
      <text:p text:style-name="P1"><text:s/></text:p>
      <text:p text:style-name="P1">The BMW E30 (Bayerische Motoren Werke) has been produced from 1982 to 1994.</text:p>
      <text:p text:style-name="P2">It was the second generation of the BMW 3 Series. </text:p>
      <text:p text:style-name="P3"><text:span text:style-name="T1">Lets see how Designed the E30. It was Claus Luth he has born in 1932 at the 8</text:span><text:span text:style-name="T2">th</text:span><text:span text:style-name="T1"> of December in Wuppertal , Germany. <text:s/></text:span><text:span text:style-name="T3">He was the second-oldest of the five children,he wanted originally to be a Architect , but he took an apprenticeship from 1948 to 1954 as a coachbuilding student at Karosseriebauer Voll in Wurzburg, where he worked on proposals for buses. After completing his <text:s/>apprenticeship, he joined Deutsche Fiat AG. He soon , however , joined NSU where he was instrumental in developing the company s design department. </text:span>Luthe was married with four children. He left his post at BMW after being accused of fatally stabbing his 33-year-old, chronically drug-dependent oldest son, Ulrich after an argument on <text:span text:style-name="T4">Good Friday</text:span> in 1990. He was eventually convicted of manslaughter and sentenced to 33 months in prison, but was released before having to serve the complete sentence. He later worked as an external consultant for BMW. </text:p>
      <text:p text:style-name="P3"><text:span text:style-name="T4">But let s jump to BMW.</text:span></text:p>
      <text:p text:style-name="P3"><text:span text:style-name="T4"><text:s/>In 1976 Luthe succeeded Paul Bracq as chief designer with BMW, and began to move the Bavarian manufacturer's designs in a more creative, stylish direction. At the time, the company offered a full line of products, from the E21 3 Series to the E23 7 Series, all with relatively conservative designs developed under Bracq's direction. </text:span>The next priority was the development of a successor for the E21 3 Series. In order to broaden the appeal of the model, a four-door version was to be added. Luthe maintained a low front profile and the familiar dual round headlights in the <text:span text:style-name="T4">E30</text:span> successor model.</text:p>
      <text:p text:style-name="P4">BMW shows the design process including Computer-aided design (CAD) crash testing and wind-tunnel testing. The car was released at the end of November 1982. The E30 and the E21 (the 1. generation) are very similar because of the twin headlights but the E30 became detail changes in styling by interior , suspension and of course by the Engine options. The E30 had one Minor update and one Major update. The Minor was <text:span text:style-name="T5">in September 1985 <text:s/>with exterior and interior trim update.</text:span></text:p>
      <text:p text:style-name="P5"><text:span text:style-name="T5">The 323i (3216 ccm in line 6 petrol ) model was replaced with the 325i (2494 ccm in line 6 petrol) and the diesel-engined 324d was introduced. </text:span>A factory convertible entered the model range <text:span text:style-name="T6">(Baur)</text:span>. The M3 convertible was only offered for the European market. </text:p>
      <text:p text:style-name="P7">The Major update was showed at the Frankfurt Motor Show in September 1987,BMW introduced a major update to the E30. The changes to the lineup were the addition of the Touring <text:s/>(stations wagon) variant and removal of the 325e (eta 2693 ccm in line 6 petrol more NW but less HP). The 1987 update models remained largely unchanged until the end of the production , with the addition of the 318is (16V Eng<text:span text:style-name="T7">ine)</text:span> model in 1989. <text:span text:style-name="T7">External styling changes included redesigned rear lights, front and rear Bumpers with reduction in the amount of chrome trim. The four-cylinder engines was upgraded from the M10 to the M40 and other mechanical changes were made. Rust protection was improved with the update. </text:span></text:p>
      <text:p text:style-name="P7"/>
      <text:p text:style-name="P7"><text:span text:style-name="T7">I thinks its enough of dry texts …</text:span></text:p>
      <text:p text:style-name="P6"/>
      <text:p text:style-name="P8"><text:span text:style-name="T8">Engines option</text:span> </text:p>
      <text:p text:style-name="P8"/>
      <text:p text:style-name="P8">316s <text:s text:c="20"/>made from 1982-1987 <text:s text:c="2"/>55kw/75ps ( only for Greece and Yugoslavia)</text:p>
      <text:p text:style-name="P8">316i <text:s text:c="20"/>made from 1982-1988 <text:s text:c="2"/>66kw/90ps</text:p>
      <text:p text:style-name="P8">318/318i <text:s text:c="13"/>made from 198<text:span text:style-name="T9">3</text:span>-1994 <text:s text:c="2"/><text:span text:style-name="T9">77kw-83kw/105ps-113ps</text:span></text:p>
      <text:p text:style-name="P9">318is <text:s text:c="18"/>made from 1989-1991 <text:s text:c="2"/>100kw/136ps</text:p>
      <text:p text:style-name="P9">320i <text:s text:c="20"/>made from 1982-1992 <text:s text:c="2"/>92kw/129ps </text:p>
      <text:p text:style-name="P9">323i <text:s text:c="20"/>made from 1982-1985 <text:s text:c="2"/>102kw/139ps</text:p>
      <text:p text:style-name="P9">325e <text:s text:c="19"/>made from 1985-1988 <text:s text:c="3"/>90kw/122ps</text:p>
      <text:p text:style-name="P9">325i <text:s text:c="20"/>made from 1985-1993 <text:s text:c="2"/>125kw/170ps </text:p>
      <text:p text:style-name="P9">M3 <text:s text:c="22"/>made from 1985-1990 <text:s text:c="2"/>175kw/238ps</text:p>
      <text:p text:style-name="P9"><text:soft-page-break/>so now we know already <text:span text:style-name="T10">almost everything about the car.</text:span></text:p>
      <text:p text:style-name="P10"/>
      <text:p text:style-name="P10">Let me tell my story about E30 and how I became a fanatic from it…</text:p>
      <text:p text:style-name="P11"><text:span text:style-name="T11">Many years ago I planed to do the driving license and I wanted to practice by my self driving. Of course it was not allowed at this time (still not) but that s how we practice more driving not just with the driving school. I decided to buy a car for less than one-thousand Euros. I was searching for the right car, what I could also use after finishing the driving school. I found an E30 in matt black color, I fell in love , literally. It was so nice and elegant,</text:span><text:span text:style-name="T12">when you opened the door the smell what you could smell that s make you crazy because ,t</text:span>his was not an everyday occurrence<text:span text:style-name="T12"> </text:span><text:span text:style-name="T11"><text:s/>The condition from the car was not bad , but still something what you can t use forever. Even with this problems and Rust holes I bought it. </text:span><text:span text:style-name="T12">Driving and cruising the village make me happy ,even when I was afraid from the police because I don’t have driving license. I like very much old things because they were made differently from the things today , I would say with a higher quality .When I finished the driving school I said ,I have to buy a bigger and a stronger one from this. Its took me one and a half year to find the right one with sunroof and with a line six cylinder engi</text:span><text:span text:style-name="T13">ne</text:span><text:span text:style-name="T12">. </text:span><text:span text:style-name="T13">At this time they didn’t cost a lot of money ,but today you will not find an E30 cheap, its became very valuable. For me its not about the money or how much you spend on it ,more about the perspective how you feel to the car and about the respect to the vehicle. Many <text:s/>people said like ,its an old car you should be careful with it,its can be broke every time … yes like yours anytime… because its never about the age its all about the condition. So many people are thinking in a wrong way. </text:span><text:span text:style-name="T14">This cars was made for being fast and comfortable , the difference is just by the age and by the look for me … of course there are so many new features that contribute to a easier driving , but the people knows also how to drive before forty years ago, for me is a pleasure to drive an old car ,like I do. <text:s/>Not everything what is new is also better.. more electricity more problems … the truth, I do this year a holiday trip with my E30 in Montenegro and its broke down sadly .. the problem was the light machine , by every car can this happen , maybe with some warning message t</text:span><text:span text:style-name="T15">hrough the computer and you can fix it before its broke down… I would not change my car to a newer one , because it has for me a spiritual value. I can feel the old past years with this car under my hands.</text:span></text:p>
      <text:p text:style-name="P12">I wish more people would think in this way and try to fix good old things ,maybe its cost more and take more time, but it also show who you are.</text:p>
      <text:p text:style-name="P11"/>
      <text:p text:style-name="P13">I would say with a few thousand Euros in your pocket you could also began this hobby ,because how I already said its became very expensive hobby and the parts are also very rare and this makes its expensive too. If you feeling to something like me to this car or this hobby than is priceless and you will be not affected by the prices. Find a car that meets your expectations, and think it through carefully before you start, because it can pull you in. <text:span text:style-name="T16">Care it with love , attention and it will gives it you back with nice experiences and with wonderful memories.</text:span></text:p>
      <text:p text:style-name="P14">One day you can leave something for you children or for who ever you think its deserve.</text:p>
      <text:p text:style-name="P14">Make much memories because these are the only things what stay after you one d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08:56:55.162723853</meta:creation-date>
    <dc:date>2024-11-01T12:56:42.513963463</dc:date>
    <meta:editing-duration>PT10M40S</meta:editing-duration>
    <meta:editing-cycles>1</meta:editing-cycles>
    <meta:document-statistic meta:table-count="0" meta:image-count="0" meta:object-count="0" meta:page-count="2" meta:paragraph-count="28" meta:word-count="1276" meta:character-count="7225" meta:non-whitespace-character-count="5705"/>
    <meta:generator>LibreOffice/24.2.5.2$Linux_X86_64 LibreOffice_project/420$Build-2</meta:generator>
  </office:meta>
</office:document-meta>
</file>